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font-name="Times" fo:font-size="12pt" officeooo:paragraph-rsid="00171848" style:font-size-asian="12pt" style:font-size-complex="12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" fo:font-size="12pt" officeooo:paragraph-rsid="00186560" style:font-size-asian="12pt" style:font-size-complex="12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Times" fo:font-size="12pt" fo:font-weight="bold" officeooo:paragraph-rsid="0017184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Times" fo:font-size="12pt" fo:font-weight="bold" officeooo:paragraph-rsid="0018656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" fo:font-size="14pt" fo:font-weight="bold" officeooo:paragraph-rsid="0017184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" fo:font-size="12pt" officeooo:paragraph-rsid="00171848" style:font-size-asian="12pt" style:font-size-complex="12pt"/>
    </style:style>
    <style:style style:name="P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" fo:font-size="12pt" officeooo:paragraph-rsid="00186560" style:font-size-asian="12pt" style:font-size-complex="12pt"/>
    </style:style>
    <style:style style:name="P8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" fo:font-size="12pt" officeooo:rsid="00171848" officeooo:paragraph-rsid="00171848" style:font-size-asian="12pt" style:font-size-complex="12pt"/>
    </style:style>
    <style:style style:name="P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" fo:font-size="12pt" officeooo:rsid="00186560" officeooo:paragraph-rsid="00186560" style:font-size-asian="12pt" style:font-size-complex="12pt"/>
    </style:style>
    <style:style style:name="P10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" fo:font-size="12pt" officeooo:rsid="001ac170" officeooo:paragraph-rsid="001ac170" style:font-size-asian="12pt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" fo:font-size="12pt" fo:font-weight="bold" officeooo:paragraph-rsid="0017184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" fo:font-size="12pt" fo:font-weight="bold" officeooo:paragraph-rsid="0018656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 fo:break-before="page" style:writing-mode="lr-tb"/>
      <style:text-properties style:font-name="Times" fo:font-size="14pt" fo:font-weight="bold" officeooo:paragraph-rsid="00186560" style:font-size-asian="14pt" style:font-weight-asian="bold" style:font-size-complex="14pt" style:font-weight-complex="bold"/>
    </style:style>
    <style:style style:name="T1" style:family="text">
      <style:text-properties officeooo:rsid="014debd1"/>
    </style:style>
    <style:style style:name="T2" style:family="text">
      <style:text-properties officeooo:rsid="013f761c"/>
    </style:style>
    <style:style style:name="T3" style:family="text">
      <style:text-properties officeooo:rsid="013fbc6f"/>
    </style:style>
    <style:style style:name="T4" style:family="text">
      <style:text-properties officeooo:rsid="01725d0a"/>
    </style:style>
    <style:style style:name="T5" style:family="text">
      <style:text-properties officeooo:rsid="00171848"/>
    </style:style>
    <style:style style:name="T6" style:family="text">
      <style:text-properties officeooo:rsid="00186560"/>
    </style:style>
    <style:style style:name="T7" style:family="text">
      <style:text-properties officeooo:rsid="0019bb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Bloodspeaker </text:span>School</text:p>
      <text:p text:style-name="P3"/>
      <text:p text:style-name="P3"><text:tab/></text:p>
      <text:p text:style-name="P3"/>
      <text:p text:style-name="P3"><text:span text:style-name="T1">School Ring</text:span>:</text:p>
      <text:p text:style-name="P8">Earth</text:p>
      <text:p text:style-name="P11"/>
      <text:p text:style-name="P3">School Knacks:</text:p>
      <text:p text:style-name="P8">fear, desire, regret</text:p>
      <text:p text:style-name="P1"/>
      <text:p text:style-name="P3">Special Ability:</text:p>
      <text:p text:style-name="P8">You suffer no penalties for being crippled.</text:p>
      <text:p text:style-name="P6"/>
      <text:p text:style-name="P3"><text:span text:style-name="T2">First Dan</text:span>:</text:p>
      <text:p text:style-name="P6">Rolls one extra die on <text:span text:style-name="T5">three rolls of your choice</text:span>.</text:p>
      <text:p text:style-name="P3"><text:span text:style-name="T3">Second Dan</text:span>:</text:p>
      <text:p text:style-name="P6">You get a free raise on <text:span text:style-name="T5">a type of roll of your choice</text:span>.</text:p>
      <text:p text:style-name="P3"><text:span text:style-name="T3">Third Dan</text:span>:</text:p>
      <text:p text:style-name="P8">When making any TN or contested roll, you may take a serious wound to add +XkX to the roll, where X is your Recognition.</text:p>
      <text:p text:style-name="P3"><text:span text:style-name="T3">Fourth Dan</text:span>:</text:p>
      <text:p text:style-name="P6">Raise your current and maximum <text:span text:style-name="T5">Earth</text:span> by 1. <text:s/><text:span text:style-name="T4">Raising your Earth now costs 5 fewer XP.</text:span></text:p>
      <text:p text:style-name="P6">You <text:span text:style-name="T5">heal a serious wound every night instead of every other night.</text:span></text:p>
      <text:p text:style-name="P3"><text:span text:style-name="T3">Fifth Dan</text:span>:</text:p>
      <text:p text:style-name="P6"><text:span text:style-name="T5">Double the number of serious wounds it takes to kill you</text:span>.</text:p>
      <text:p text:style-name="P1"/>
      <text:p text:style-name="P13"><text:span text:style-name="T6">Hantei </text:span>School</text:p>
      <text:p text:style-name="P4"/>
      <text:p text:style-name="P4"><text:tab/></text:p>
      <text:p text:style-name="P4"/>
      <text:p text:style-name="P4"><text:span text:style-name="T1">School Ring</text:span>:</text:p>
      <text:p text:style-name="P9">Any</text:p>
      <text:p text:style-name="P12"/>
      <text:p text:style-name="P4">School Knacks:</text:p>
      <text:p text:style-name="P9">pontificate, presence, and either oppose social or oppose knowledge</text:p>
      <text:p text:style-name="P2"/>
      <text:p text:style-name="P4">Special Ability:</text:p>
      <text:p text:style-name="P9">Add your Rank to all open, TN, and contested rolls. <text:s/>You may use your highest ring for your presence and pontificate knacks.</text:p>
      <text:p text:style-name="P7"/>
      <text:p text:style-name="P4"><text:span text:style-name="T2">First Dan</text:span>:</text:p>
      <text:p text:style-name="P7">Roll one extra die on <text:span text:style-name="T6">three rolls of your choice.</text:span></text:p>
      <text:p text:style-name="P4"><text:span text:style-name="T3">Second Dan</text:span>:</text:p>
      <text:p text:style-name="P7">You get a free raise on <text:span text:style-name="T6">one roll of your choice.</text:span></text:p>
      <text:p text:style-name="P4"><text:span text:style-name="T3">Third Dan</text:span>:</text:p>
      <text:p text:style-name="P9">You get X free raises per day, where X is equal to your Rank. <text:s/>These may be spent on any TN or contested roll.</text:p>
      <text:p text:style-name="P4"><text:span text:style-name="T3">Fourth Dan</text:span>:</text:p>
      <text:p text:style-name="P7">Raise your current and maximum <text:span text:style-name="T6">value in any Ring</text:span> by 1. <text:s/><text:span text:style-name="T4">Raising that Ring now costs 5 fewer XP.</text:span></text:p>
      <text:p text:style-name="P9">You may use your free raises <text:span text:style-name="T7">on any Rokugani who can see or hear you, and if you do then they add their honor to the roll.</text:span></text:p>
      <text:p text:style-name="P4"><text:span text:style-name="T3">Fifth Dan</text:span>:</text:p>
      <text:p text:style-name="P10">Once per conversation, you may reduce all dice by a chosen set of characters by the difference between your Rank and their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3:24:26.245210573</meta:creation-date>
    <meta:generator>LibreOffice/5.1.6.2$Linux_X86_64 LibreOffice_project/10m0$Build-2</meta:generator>
    <dc:date>2018-07-06T23:49:31.886481325</dc:date>
    <meta:editing-duration>PT23M54S</meta:editing-duration>
    <meta:editing-cycles>3</meta:editing-cycles>
    <meta:document-statistic meta:table-count="0" meta:image-count="0" meta:object-count="0" meta:page-count="2" meta:paragraph-count="38" meta:word-count="278" meta:character-count="1463" meta:non-whitespace-character-count="1215"/>
  </office:meta>
</office:document-meta>
</file>